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fo:font-weight="bold" officeooo:paragraph-rsid="00b4cca2" style:font-size-asian="8pt" style:font-style-asian="italic" style:font-weight-asian="bold" style:font-name-complex="Lucida Sans" style:font-size-complex="8pt" style:font-style-complex="italic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P3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style:font-name="Lucida Sans" fo:font-size="12pt" style:font-size-asian="12pt" style:font-size-complex="12pt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46" style:family="text">
      <style:text-properties fo:color="#221f1f" style:text-position="-5% 100%" fo:letter-spacing="-0.012cm" officeooo:rsid="00854325" fo:background-color="transparent" loext:char-shading-value="0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6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1" style:family="text">
      <style:text-properties fo:color="#000000" fo:letter-spacing="0.004cm" fo:font-style="normal" style:font-style-asian="normal" style:font-style-complex="normal"/>
    </style:style>
    <style:style style:name="T6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fo:letter-spacing="-0.007cm" fo:font-style="normal" style:font-style-asian="normal" style:font-style-complex="normal"/>
    </style:style>
    <style:style style:name="T69" style:family="text">
      <style:text-properties fo:font-size="8pt" style:font-size-asian="8pt" style:font-size-complex="8pt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8"><text:text-input text:description="&lt;for each=&quot;line in o.invoice_line_ids.filtered(lambda x: not x.display_type)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0"><text:placeholder text:placeholder-type="text">&lt;line.name[0:60]&gt;</text:placeholder></text:p>
          </table:table-cell>
          <table:table-cell table:style-name="Tabla4.A2" office:value-type="string">
            <text:p text:style-name="P35"><text:span text:style-name="T56"><text:text-input text:description="&lt;if test=&quot;not o.taxes_included&quot;&gt;">If vat discriminated</text:text-input></text:span><text:text-input text:description="&lt;line.vat_tax_id.description&gt;">10,5%</text:text-input><text:span text:style-name="T55"><text:text-input text:description="&lt;/if&gt;">Ennd if</text:text-input></text:span></text:p>
          </table:table-cell>
          <table:table-cell table:style-name="Tabla4.A2" office:value-type="string">
            <text:p text:style-name="P36"/>
            <text:p text:style-name="P24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6"/>
            <text:p text:style-name="P27"><text:text-input text:description="&lt;formatLang(line.discount)&gt;">10,5%</text:text-input></text:p>
          </table:table-cell>
          <table:table-cell table:style-name="Tabla4.A2" office:value-type="string">
            <text:p text:style-name="P34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33"><text:span text:style-name="T21"><text:text-input text:description="&lt;formatLang(line.quantity)&gt;">25,45</text:text-input></text:span><text:span text:style-name="T21"><text:s/></text:span><text:span text:style-name="T21"><text:text-input text:description="&lt;line.uom_id.name&gt;">kgs.</text:text-input></text:span></text:p>
          </table:table-cell>
          <table:table-cell table:style-name="Tabla4.A2" office:value-type="string">
            <text:p text:style-name="P34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fo:font-weight="bold" officeooo:paragraph-rsid="00b4cca2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fo:letter-spacing="-0.007cm" fo:font-style="normal" officeooo:rsid="001c3d3e" style:font-style-asian="normal" style:font-style-complex="normal"/>
    </style:style>
    <style:style style:name="MT6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4" style:family="text">
      <style:text-properties fo:color="#221f1f" style:text-position="-5% 100%" fo:letter-spacing="-0.012cm" officeooo:rsid="00854325" fo:background-color="transparent" loext:char-shading-value="0"/>
    </style:style>
    <style:style style:name="MT65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3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p>
            </table:table-cell>
            <table:table-cell table:style-name="Tabla1.C2" office:value-type="string">
              <text:p text:style-name="MP38"><text:span text:style-name="MT39">Doc. Origen</text:span><text:span text:style-name="MT50">:</text:span><text:span text:style-name="MT51"> </text:span><text:span text:style-name="MT46"><text:text-input text:description="&lt;o.origin&gt;">R1231231 – R1231321</text:text-input></text:span></text:p>
              <text:p text:style-name="MP39"><text:span text:style-name="MT52">Referencia: </text:span><text:span text:style-name="MT53"><text:placeholder text:placeholder-type="text">&lt;o.reference&gt;</text:placeholder></text:span></text:p>
              <text:p text:style-name="MP40"><text:span text:style-name="MT54">Importes expresados en </text:span><text:span text:style-name="MT55"><text:text-input text:description="&lt;o.currency_id.name or o.company_id.currency_id.name&gt;">rate</text:text-input></text:span><text:span text:style-name="MT54"><text:s/></text:span><text:span text:style-name="MT56"><text:text-input text:description="&lt;if test=&quot;o.currency_id != o.company_id.currency_id&quot;&gt;">IF2</text:text-input></text:span><text:span text:style-name="MT56">- </text:span><text:span text:style-name="MT54">Tipo de cambio:</text:span><text:span text:style-name="MT57"> </text:span><text:span text:style-name="MT58">$</text:span><text:span text:style-name="MT55"><text:text-input text:description="&lt;o.currency_rate or o.currency_id.with_context(date=o.date_invoice).compute(1.0, o.company_id.currency_id)&gt;">rate</text:text-input></text:span><text:span text:style-name="MT56"> </text:span><text:span text:style-name="MT56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1">Descripción</text:p>
            </table:table-cell>
            <table:table-cell table:style-name="Tabla2.B1" office:value-type="string">
              <text:p text:style-name="MP42"><text:span text:style-name="MT59"><text:text-input text:description="&lt;if test=&quot;not o.taxes_included&quot;&gt;">If vat discriminated</text:text-input></text:span>%<text:span text:style-name="MT60">I.V.A.</text:span><text:span text:style-name="MT61"><text:text-input text:description="&lt;/if&gt;">Ennd if</text:text-input></text:span></text:p>
            </table:table-cell>
            <table:table-cell table:style-name="Tabla2.C1" office:value-type="string">
              <text:p text:style-name="MP41">P. Lista</text:p>
            </table:table-cell>
            <table:table-cell table:style-name="Tabla2.D1" office:value-type="string">
              <text:p text:style-name="MP43">%<text:span text:style-name="MT60">Bon.</text:span></text:p>
            </table:table-cell>
            <table:table-cell table:style-name="Tabla2.E1" office:value-type="string">
              <text:p text:style-name="MP41">P. Neto</text:p>
            </table:table-cell>
            <table:table-cell table:style-name="Tabla2.F1" office:value-type="string">
              <text:p text:style-name="MP41">Cantidad</text:p>
            </table:table-cell>
            <table:table-cell table:style-name="Tabla2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5"><text:span text:style-name="MT62">OBSERVACIONES</text:span>: <text:span text:style-name="MT63"><text:placeholder text:placeholder-type="text">&lt;o.comment&gt;</text:placeholder></text:span></text:p>
              <text:p text:style-name="MP45"><text:span text:style-name="MT64">Son:</text:span><text:span text:style-name="MT65"> </text:span><text:span text:style-name="MT65"><text:placeholder text:placeholder-type="text">&lt;o.currency_id.name or o.company_id.currency_id.name&gt;</text:placeholder></text:span><text:span text:style-name="MT65"><text:s/></text:span><text:span text:style-name="MT65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6"><text:span text:style-name="MT66">SUB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7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8">IMPUESTOS</text:p>
            </table:table-cell>
            <table:table-cell table:style-name="Tabla6.D4" office:value-type="string">
              <text:p text:style-name="MP49"/>
            </table:table-cell>
            <table:table-cell table:style-name="Tabla6.E3" office:value-type="string">
              <text:p text:style-name="MP50">Base</text:p>
            </table:table-cell>
            <table:table-cell table:style-name="Tabla6.F3" office:value-type="string">
              <text:p text:style-name="MP50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line.tax_id.description&gt;">IVA 21%</text:text-input></text:p>
              <text:p text:style-name="MP53"><text:text-input text:description="&lt;/for&gt;">End For</text:text-input></text:p>
            </table:table-cell>
            <table:table-cell table:style-name="Tabla6.D4" office:value-type="string">
              <text:p text:style-name="MP54"/>
            </table:table-cell>
            <table:table-cell table:style-name="Tabla6.E3" office:value-type="string">
              <text:p text:style-name="MP55"><text:text-input text:description="&lt;for each=&quot;line in o.report_tax_line_ids&quot;&gt;">For each line</text:text-input></text:p>
              <text:p text:style-name="MP54"><text:text-input text:description="&lt;formatLang(line.base)&gt;">200,5</text:text-input></text:p>
              <text:p text:style-name="MP56"><text:text-input text:description="&lt;/for&gt;">End For</text:text-input></text:p>
            </table:table-cell>
            <table:table-cell table:style-name="Tabla6.F3" office:value-type="string">
              <text:p text:style-name="MP57"><text:text-input text:description="&lt;for each=&quot;line in o.report_tax_line_ids&quot;&gt;">For each line</text:text-input></text:p>
              <text:p text:style-name="MP54"><text:text-input text:description="&lt;formatLang(line.amount)&gt;">99.999,99</text:text-input></text:p>
              <text:p text:style-name="MP56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8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9"/>
            </table:table-cell>
            <table:table-cell table:style-name="Tabla6.C1" office:value-type="string">
              <text:p text:style-name="MP60"><text:text-input text:description="&lt;formatLang(o.amount_total)&gt;">99.999,99</text:text-input></text:p>
            </table:table-cell>
          </table:table-row>
        </table:table>
        <text:p text:style-name="MP6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1-22T08:50:24.465948721</dc:date>
    <meta:editing-duration>P2DT7H30M32S</meta:editing-duration>
    <meta:editing-cycles>404</meta:editing-cycles>
    <meta:generator>LibreOffice/6.0.7.3$Linux_X86_64 LibreOffice_project/00m0$Build-3</meta:generator>
    <meta:document-statistic meta:table-count="6" meta:image-count="0" meta:object-count="0" meta:page-count="1" meta:paragraph-count="71" meta:word-count="327" meta:character-count="1867" meta:non-whitespace-character-count="1769"/>
  </office:meta>
</office:document-meta>
</file>